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4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Solis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0, 1894</text:p>
      <text:p text:style-name="P5">Month<text:tab/><text:tab/><text:tab/><text:tab/><text:tab/><text:tab/>April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ortland</text:p>
      <text:p text:style-name="P5">State<text:tab/><text:tab/><text:tab/><text:tab/><text:tab/><text:tab/>OR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Cohen, Davis &amp; Co.,/</text:p>
      <text:p text:style-name="P2">IMPORTERS./</text:p>
      <text:p text:style-name="P2">"GOLDEN RULE BAZAAR,"/</text:p>
      <text:p text:style-name="P2">Third and Morrison Streets./</text:p>
      <text:p text:style-name="P2">New York Office, 43 Leonard St./</text:p>
      <text:p text:style-name="P3">Portland, Or. April 20[/ inserted by author]94/</text:p>
      <text:p text:style-name="P2">Rev. Dr. S. Morais/</text:p>
      <text:p text:style-name="P2"><text:tab/>Philadelphia/</text:p>
      <text:p text:style-name="P2">My dear sir &amp; friend/</text:p>
      <text:p text:style-name="P2"><text:tab/>Permit me to thank you for/ your kind words concerning my marriage/ and to convey to you the deep respect/ entertained for you by the wife whom you do/ not now know but who I trust some day/ may have the gratification of being presented/ to you. <text:s/>Your remark concerning the ministry/ touches a very sacred spot. <text:s/>It would have/ been the consummation of my desire to fill/ a Jewish pulpit but <text:soft-page-break/>consciousness, both of my/ ideal and my feelings, like a warning [?]/ heed me back, telling me that I could never/ be contented with myself,--therefore have I better/ contented myself with such service and/ ministration as has come naturally within my/ scope; and with God's help, whatever my/ surrounding's may be, Judaism as I have learned/ it will ever have an earnest supporter &amp; upholder/</text:p>
      <text:p text:style-name="P2"/>
      <text:p text:style-name="P2">[Page 2]</text:p>
      <text:p text:style-name="P2">--some little good I may accomplish, among/ our neighbors if not among my own people./ <text:s/>I have a request to present you. <text:s/>It would/ please me very much to have your picture/ with your autograph, to place with some I/ highly cherish in my own little room in my/ new home, among my books and peculiar household/ treasures. <text:s/>I have a beautiful picture of Sir Moses/ Montefiore presented to me by the J. M. H. A. of this/ city and the other company will be equally/ pleasing to you. <text:s/>I mean of course such a portrait/ as you may have at hand. <text:s/>To night, my wife's/ first preparations of the 'Heagadoh, we shall/ have twenty at table; quite a test for a/ novice, but she is equal to it. <text:s/>I trust/ that your holydays may be peaceful/ &amp; pleasant. <text:s/>With remembrance and regards/ to the members of your family/</text:p>
      <text:p text:style-name="P2"><text:tab/>Very sincerely yours/</text:p>
      <text:p text:style-name="P2"><text:tab/><text:tab/>David Solis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1:50:45.29</meta:creation-date>
    <dc:date>2011-12-21T11:59:17.15</dc:date>
    <dc:creator>Penn Libraries</dc:creator>
    <meta:editing-duration>PT00H08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499" meta:character-count="3127"/>
  </office:meta>
</office:document-meta>
</file>